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8000002E26C0277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f4662" officeooo:paragraph-rsid="000f46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445in" svg:y="1.8035in" svg:width="6.9252in" svg:height="3.3098in" draw:z-index="0"><draw:image xlink:href="Pictures/1000000000000608000002E26C027759.png" xlink:type="simple" xlink:show="embed" xlink:actuate="onLoad" draw:mime-type="image/png"/></draw:frame>Was greeted with this at first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09:54:27.948126811</meta:creation-date>
    <dc:date>2024-11-30T10:22:03.561545272</dc:date>
    <meta:editing-duration>PT27M35S</meta:editing-duration>
    <meta:editing-cycles>1</meta:editing-cycles>
    <meta:document-statistic meta:table-count="0" meta:image-count="1" meta:object-count="0" meta:page-count="1" meta:paragraph-count="1" meta:word-count="6" meta:character-count="31" meta:non-whitespace-character-count="26"/>
    <meta:generator>LibreOffice/24.2.7.2$Linux_X86_64 LibreOffice_project/420$Build-2</meta:generator>
  </office:meta>
</office:document-meta>
</file>